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" table:style-name="ta1">
        <table:shapes>
          <draw:frame draw:z-index="0" draw:style-name="gr1" draw:text-style-name="P1" svg:width="453.51pt" svg:height="255.09pt" svg:x="517.69pt" svg:y="2.83pt">
            <loext:p draw:notify-on-update-of-ranges="F.B1:F.H1 F.A2:F.A2 F.B2:F.H2 F.A3:F.A3 F.B3:F.H3 F.A4:F.A4 F.B4:F.H4 F.A5:F.A5 F.B5:F.H5 F.A6:F.A6 F.B6:F.H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SVC RBF</text:p>
          </table:table-cell>
          <table:table-cell office:value-type="string" calcext:value-type="string">
            <text:p>KNN 5 Ball</text:p>
          </table:table-cell>
          <table:table-cell office:value-type="string" calcext:value-type="string">
            <text:p>KNN 7 Ball</text:p>
          </table:table-cell>
          <table:table-cell office:value-type="string" calcext:value-type="string">
            <text:p>KNN 5 KD</text:p>
          </table:table-cell>
          <table:table-cell office:value-type="string" calcext:value-type="string">
            <text:p>KNN 7 KD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Random Fores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60114285714" calcext:value-type="float">
            <text:p>0.660114285714</text:p>
          </table:table-cell>
          <table:table-cell office:value-type="float" office:value="0.740705659484" calcext:value-type="float">
            <text:p>0.740705659484</text:p>
          </table:table-cell>
          <table:table-cell office:value-type="float" office:value="0.716439688716" calcext:value-type="float">
            <text:p>0.716439688716</text:p>
          </table:table-cell>
          <table:table-cell office:value-type="float" office:value="0.740705659484" calcext:value-type="float">
            <text:p>0.740705659484</text:p>
          </table:table-cell>
          <table:table-cell office:value-type="float" office:value="0.716439688716" calcext:value-type="float">
            <text:p>0.716439688716</text:p>
          </table:table-cell>
          <table:table-cell office:value-type="float" office:value="0.999743260591" calcext:value-type="float">
            <text:p>0.999743260591</text:p>
          </table:table-cell>
          <table:table-cell office:value-type="float" office:value="0.987328940699" calcext:value-type="float">
            <text:p>0.98732894069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9229747676" calcext:value-type="float">
            <text:p>0.59229747676</text:p>
          </table:table-cell>
          <table:table-cell office:value-type="float" office:value="0.740705659484" calcext:value-type="float">
            <text:p>0.740705659484</text:p>
          </table:table-cell>
          <table:table-cell office:value-type="float" office:value="0.690930098209" calcext:value-type="float">
            <text:p>0.690930098209</text:p>
          </table:table-cell>
          <table:table-cell office:value-type="float" office:value="0.677290836653" calcext:value-type="float">
            <text:p>0.677290836653</text:p>
          </table:table-cell>
          <table:table-cell office:value-type="float" office:value="0.674796747967" calcext:value-type="float">
            <text:p>0.674796747967</text:p>
          </table:table-cell>
          <table:table-cell office:value-type="float" office:value="0.997734994337" calcext:value-type="float">
            <text:p>0.997734994337</text:p>
          </table:table-cell>
          <table:table-cell office:value-type="float" office:value="0.969196919692" calcext:value-type="float">
            <text:p>0.96919691969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590504451039" calcext:value-type="float">
            <text:p>0.590504451039</text:p>
          </table:table-cell>
          <table:table-cell office:value-type="float" office:value="0.683116883117" calcext:value-type="float">
            <text:p>0.683116883117</text:p>
          </table:table-cell>
          <table:table-cell office:value-type="float" office:value="0.700653594771" calcext:value-type="float">
            <text:p>0.700653594771</text:p>
          </table:table-cell>
          <table:table-cell office:value-type="float" office:value="0.683116883117" calcext:value-type="float">
            <text:p>0.683116883117</text:p>
          </table:table-cell>
          <table:table-cell office:value-type="float" office:value="0.700653594771" calcext:value-type="float">
            <text:p>0.700653594771</text:p>
          </table:table-cell>
          <table:table-cell office:value-type="float" office:value="0.998781973203" calcext:value-type="float">
            <text:p>0.998781973203</text:p>
          </table:table-cell>
          <table:table-cell office:value-type="float" office:value="0.965352449223" calcext:value-type="float">
            <text:p>0.96535244922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513595166163" calcext:value-type="float">
            <text:p>0.513595166163</text:p>
          </table:table-cell>
          <table:table-cell office:value-type="float" office:value="0.615776081425" calcext:value-type="float">
            <text:p>0.615776081425</text:p>
          </table:table-cell>
          <table:table-cell office:value-type="float" office:value="0.639386189258" calcext:value-type="float">
            <text:p>0.639386189258</text:p>
          </table:table-cell>
          <table:table-cell office:value-type="float" office:value="0.615776081425" calcext:value-type="float">
            <text:p>0.615776081425</text:p>
          </table:table-cell>
          <table:table-cell office:value-type="float" office:value="0.639386189258" calcext:value-type="float">
            <text:p>0.639386189258</text:p>
          </table:table-cell>
          <table:table-cell office:value-type="float" office:value="0.997742663657" calcext:value-type="float">
            <text:p>0.997742663657</text:p>
          </table:table-cell>
          <table:table-cell office:value-type="float" office:value="0.992700729927" calcext:value-type="float">
            <text:p>0.99270072992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768292682927" calcext:value-type="float">
            <text:p>0.768292682927</text:p>
          </table:table-cell>
          <table:table-cell office:value-type="float" office:value="0.747603833866" calcext:value-type="float">
            <text:p>0.747603833866</text:p>
          </table:table-cell>
          <table:table-cell office:value-type="float" office:value="0.772151898734" calcext:value-type="float">
            <text:p>0.772151898734</text:p>
          </table:table-cell>
          <table:table-cell office:value-type="float" office:value="0.747603833866" calcext:value-type="float">
            <text:p>0.747603833866</text:p>
          </table:table-cell>
          <table:table-cell office:value-type="float" office:value="0.772151898734" calcext:value-type="float">
            <text:p>0.772151898734</text:p>
          </table:table-cell>
          <table:table-cell office:value-type="float" office:value="0.997050147493" calcext:value-type="float">
            <text:p>0.997050147493</text:p>
          </table:table-cell>
          <table:table-cell office:value-type="float" office:value="0.988304093567" calcext:value-type="float">
            <text:p>0.988304093567</text:p>
          </table:table-cell>
        </table:table-row>
      </table:table>
      <table:table table:name="Recall" table:style-name="ta1">
        <table:shapes>
          <draw:frame draw:z-index="0" draw:style-name="gr1" draw:text-style-name="P1" svg:width="453.51pt" svg:height="255.09pt" svg:x="514.86pt" svg:y="2.83pt">
            <loext:p draw:notify-on-update-of-ranges="Recall.B1:Recall.H1 Recall.A2:Recall.A2 Recall.B2:Recall.H2 Recall.A3:Recall.A3 Recall.B3:Recall.H3 Recall.A4:Recall.A4 Recall.B4:Recall.H4 Recall.A5:Recall.A5 Recall.B5:Recall.H5 Recall.A6:Recall.A6 Recall.B6:Recall.H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SVC RBF</text:p>
          </table:table-cell>
          <table:table-cell office:value-type="string" calcext:value-type="string">
            <text:p>KNN 5 Ball</text:p>
          </table:table-cell>
          <table:table-cell office:value-type="string" calcext:value-type="string">
            <text:p>KNN 7 Ball</text:p>
          </table:table-cell>
          <table:table-cell office:value-type="string" calcext:value-type="string">
            <text:p>KNN 5 KD</text:p>
          </table:table-cell>
          <table:table-cell office:value-type="string" calcext:value-type="string">
            <text:p>KNN 7 KD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Random Fores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41273100616" calcext:value-type="float">
            <text:p>0.741273100616</text:p>
          </table:table-cell>
          <table:table-cell office:value-type="float" office:value="0.802874743326" calcext:value-type="float">
            <text:p>0.802874743326</text:p>
          </table:table-cell>
          <table:table-cell office:value-type="float" office:value="0.756160164271" calcext:value-type="float">
            <text:p>0.756160164271</text:p>
          </table:table-cell>
          <table:table-cell office:value-type="float" office:value="0.802874743326" calcext:value-type="float">
            <text:p>0.802874743326</text:p>
          </table:table-cell>
          <table:table-cell office:value-type="float" office:value="0.756160164271" calcext:value-type="float">
            <text:p>0.756160164271</text:p>
          </table:table-cell>
          <table:table-cell office:value-type="float" office:value="0.999486652977" calcext:value-type="float">
            <text:p>0.9994866529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0395480226" calcext:value-type="float">
            <text:p>0.50395480226</text:p>
          </table:table-cell>
          <table:table-cell office:value-type="float" office:value="0.679245283019" calcext:value-type="float">
            <text:p>0.679245283019</text:p>
          </table:table-cell>
          <table:table-cell office:value-type="float" office:value="0.663706992231" calcext:value-type="float">
            <text:p>0.663706992231</text:p>
          </table:table-cell>
          <table:table-cell office:value-type="float" office:value="0.672316384181" calcext:value-type="float">
            <text:p>0.672316384181</text:p>
          </table:table-cell>
          <table:table-cell office:value-type="float" office:value="0.656497175141" calcext:value-type="float">
            <text:p>0.656497175141</text:p>
          </table:table-cell>
          <table:table-cell table:number-columns-repeated="2" office:value-type="float" office:value="0.995480225989" calcext:value-type="float">
            <text:p>0.99548022598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484184914842" calcext:value-type="float">
            <text:p>0.484184914842</text:p>
          </table:table-cell>
          <table:table-cell office:value-type="float" office:value="0.639902676399" calcext:value-type="float">
            <text:p>0.639902676399</text:p>
          </table:table-cell>
          <table:table-cell office:value-type="float" office:value="0.652068126521" calcext:value-type="float">
            <text:p>0.652068126521</text:p>
          </table:table-cell>
          <table:table-cell office:value-type="float" office:value="0.639902676399" calcext:value-type="float">
            <text:p>0.639902676399</text:p>
          </table:table-cell>
          <table:table-cell office:value-type="float" office:value="0.652068126521" calcext:value-type="float">
            <text:p>0.652068126521</text:p>
          </table:table-cell>
          <table:table-cell office:value-type="float" office:value="0.997566909976" calcext:value-type="float">
            <text:p>0.997566909976</text:p>
          </table:table-cell>
          <table:table-cell office:value-type="float" office:value="0.98296836983" calcext:value-type="float">
            <text:p>0.9829683698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410628019324" calcext:value-type="float">
            <text:p>0.410628019324</text:p>
          </table:table-cell>
          <table:table-cell office:value-type="float" office:value="0.545045045045" calcext:value-type="float">
            <text:p>0.545045045045</text:p>
          </table:table-cell>
          <table:table-cell office:value-type="float" office:value="0.6038647343" calcext:value-type="float">
            <text:p>0.6038647343</text:p>
          </table:table-cell>
          <table:table-cell office:value-type="float" office:value="0.545045045045" calcext:value-type="float">
            <text:p>0.545045045045</text:p>
          </table:table-cell>
          <table:table-cell office:value-type="float" office:value="0.6038647343" calcext:value-type="float">
            <text:p>0.6038647343</text:p>
          </table:table-cell>
          <table:table-cell office:value-type="float" office:value="0.995495495495" calcext:value-type="float">
            <text:p>0.995495495495</text:p>
          </table:table-cell>
          <table:table-cell office:value-type="float" office:value="0.985507246377" calcext:value-type="float">
            <text:p>0.98550724637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745562130178" calcext:value-type="float">
            <text:p>0.745562130178</text:p>
          </table:table-cell>
          <table:table-cell office:value-type="float" office:value="0.692307692308" calcext:value-type="float">
            <text:p>0.692307692308</text:p>
          </table:table-cell>
          <table:table-cell office:value-type="float" office:value="0.721893491124" calcext:value-type="float">
            <text:p>0.721893491124</text:p>
          </table:table-cell>
          <table:table-cell office:value-type="float" office:value="0.692307692308" calcext:value-type="float">
            <text:p>0.692307692308</text:p>
          </table:table-cell>
          <table:table-cell office:value-type="float" office:value="0.721893491124" calcext:value-type="float">
            <text:p>0.721893491124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Precision" table:style-name="ta1">
        <table:shapes>
          <draw:frame draw:z-index="0" draw:style-name="gr1" draw:text-style-name="P1" svg:width="453.51pt" svg:height="255.09pt" svg:x="514.86pt" svg:y="2.83pt">
            <loext:p draw:notify-on-update-of-ranges="Precision.B1:Precision.H1 Precision.A2:Precision.A2 Precision.B2:Precision.H2 Precision.A3:Precision.A3 Precision.B3:Precision.H3 Precision.A4:Precision.A4 Precision.B4:Precision.H4 Precision.A5:Precision.A5 Precision.B5:Precision.H5 Precision.A6:Precision.A6 Precision.B6:Precision.H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SVC RBF</text:p>
          </table:table-cell>
          <table:table-cell office:value-type="string" calcext:value-type="string">
            <text:p>KNN 5 Ball</text:p>
          </table:table-cell>
          <table:table-cell office:value-type="string" calcext:value-type="string">
            <text:p>KNN 7 Ball</text:p>
          </table:table-cell>
          <table:table-cell office:value-type="string" calcext:value-type="string">
            <text:p>KNN 5 KD</text:p>
          </table:table-cell>
          <table:table-cell office:value-type="string" calcext:value-type="string">
            <text:p>KNN 7 KD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Random Fores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94973217965" calcext:value-type="float">
            <text:p>0.594973217965</text:p>
          </table:table-cell>
          <table:table-cell office:value-type="float" office:value="0.687472527473" calcext:value-type="float">
            <text:p>0.687472527473</text:p>
          </table:table-cell>
          <table:table-cell office:value-type="float" office:value="0.680683918669" calcext:value-type="float">
            <text:p>0.680683918669</text:p>
          </table:table-cell>
          <table:table-cell office:value-type="float" office:value="0.687472527473" calcext:value-type="float">
            <text:p>0.687472527473</text:p>
          </table:table-cell>
          <table:table-cell office:value-type="float" office:value="0.680683918669" calcext:value-type="float">
            <text:p>0.680683918669</text:p>
          </table:table-cell>
          <table:table-cell office:value-type="float" office:value="1" calcext:value-type="float">
            <text:p>1</text:p>
          </table:table-cell>
          <table:table-cell office:value-type="float" office:value="0.974974974975" calcext:value-type="float">
            <text:p>0.97497497497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718196457327" calcext:value-type="float">
            <text:p>0.718196457327</text:p>
          </table:table-cell>
          <table:table-cell office:value-type="float" office:value="0.706697459584" calcext:value-type="float">
            <text:p>0.706697459584</text:p>
          </table:table-cell>
          <table:table-cell office:value-type="float" office:value="0.720481927711" calcext:value-type="float">
            <text:p>0.720481927711</text:p>
          </table:table-cell>
          <table:table-cell office:value-type="float" office:value="0.682339449541" calcext:value-type="float">
            <text:p>0.682339449541</text:p>
          </table:table-cell>
          <table:table-cell office:value-type="float" office:value="0.694145758662" calcext:value-type="float">
            <text:p>0.694145758662</text:p>
          </table:table-cell>
          <table:table-cell office:value-type="float" office:value="1" calcext:value-type="float">
            <text:p>1</text:p>
          </table:table-cell>
          <table:table-cell office:value-type="float" office:value="0.944265809218" calcext:value-type="float">
            <text:p>0.9442658092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756653992395" calcext:value-type="float">
            <text:p>0.756653992395</text:p>
          </table:table-cell>
          <table:table-cell office:value-type="float" office:value="0.732590529248" calcext:value-type="float">
            <text:p>0.732590529248</text:p>
          </table:table-cell>
          <table:table-cell office:value-type="float" office:value="0.757062146893" calcext:value-type="float">
            <text:p>0.757062146893</text:p>
          </table:table-cell>
          <table:table-cell office:value-type="float" office:value="0.732590529248" calcext:value-type="float">
            <text:p>0.732590529248</text:p>
          </table:table-cell>
          <table:table-cell office:value-type="float" office:value="0.757062146893" calcext:value-type="float">
            <text:p>0.757062146893</text:p>
          </table:table-cell>
          <table:table-cell office:value-type="float" office:value="1" calcext:value-type="float">
            <text:p>1</text:p>
          </table:table-cell>
          <table:table-cell office:value-type="float" office:value="0.948356807512" calcext:value-type="float">
            <text:p>0.94835680751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85483870968" calcext:value-type="float">
            <text:p>0.685483870968</text:p>
          </table:table-cell>
          <table:table-cell office:value-type="float" office:value="0.707602339181" calcext:value-type="float">
            <text:p>0.707602339181</text:p>
          </table:table-cell>
          <table:table-cell office:value-type="float" office:value="0.679347826087" calcext:value-type="float">
            <text:p>0.679347826087</text:p>
          </table:table-cell>
          <table:table-cell office:value-type="float" office:value="0.707602339181" calcext:value-type="float">
            <text:p>0.707602339181</text:p>
          </table:table-cell>
          <table:table-cell office:value-type="float" office:value="0.679347826087" calcext:value-type="float">
            <text:p>0.67934782608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792452830189" calcext:value-type="float">
            <text:p>0.79245283018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29931972789" calcext:value-type="float">
            <text:p>0.82993197278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29931972789" calcext:value-type="float">
            <text:p>0.829931972789</text:p>
          </table:table-cell>
          <table:table-cell office:value-type="float" office:value="0.994117647059" calcext:value-type="float">
            <text:p>0.994117647059</text:p>
          </table:table-cell>
          <table:table-cell office:value-type="float" office:value="0.976878612717" calcext:value-type="float">
            <text:p>0.976878612717</text:p>
          </table:table-cell>
        </table:table-row>
      </table:table>
      <table:table table:name="Distribution" table:style-name="ta1">
        <table:shapes>
          <draw:frame draw:z-index="0" draw:style-name="gr1" draw:text-style-name="P1" svg:width="453.51pt" svg:height="255.09pt" svg:x="295.2pt" svg:y="7.43pt">
            <loext:p draw:notify-on-update-of-ranges="Distribution.B1:Distribution.C1 Distribution.A2:Distribution.A2 Distribution.B2:Distribution.C2 Distribution.A3:Distribution.A3 Distribution.B3:Distribution.C3 Distribution.A4:Distribution.A4 Distribution.B4:Distribution.C4 Distribution.A5:Distribution.A5 Distribution.B5:Distribution.C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Training</text:p>
          </table:table-cell>
          <table:table-cell office:value-type="string" calcext:value-type="string">
            <text:p>Testing</text:p>
          </table:table-cell>
        </table:table-row>
        <table:table-row table:style-name="ro1">
          <table:table-cell office:value-type="string" calcext:value-type="string">
            <text:p>Kitchen</text:p>
          </table:table-cell>
          <table:table-cell office:value-type="float" office:value="1473" calcext:value-type="float">
            <text:p>1473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Livingroom</text:p>
          </table:table-cell>
          <table:table-cell office:value-type="float" office:value="1533" calcext:value-type="float">
            <text:p>1533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string" calcext:value-type="string">
            <text:p>Bedroom</text:p>
          </table:table-cell>
          <table:table-cell office:value-type="float" office:value="4667" calcext:value-type="float">
            <text:p>4667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float" office:value="4667" calcext:value-type="float">
            <text:p>4667</text:p>
          </table:table-cell>
          <table:table-cell office:value-type="float" office:value="1920" calcext:value-type="float">
            <text:p>1920</text:p>
          </table:table-cell>
        </table:table-row>
      </table:table>
      <table:table table:name="Distribution fair" table:style-name="ta1">
        <table:shapes>
          <draw:frame draw:z-index="0" draw:style-name="gr1" draw:text-style-name="P1" svg:width="453.51pt" svg:height="255.09pt" svg:x="295.2pt" svg:y="7.43pt">
            <loext:p draw:notify-on-update-of-ranges="'Distribution fair'.A1:'Distribution fair'.A1 'Distribution fair'.B1:'Distribution fair'.C1 'Distribution fair'.A2:'Distribution fair'.A2 'Distribution fair'.B2:'Distribution fair'.C2 'Distribution fair'.A3:'Distribution fair'.A3 'Distribution fair'.B3:'Distribution fair'.C3 'Distribution fair'.A4:'Distribution fair'.A4 'Distribution fair'.B4:'Distribution fair'.C4 'Distribution fair'.A5:'Distribution fair'.A5 'Distribution fair'.B5:'Distribution fair'.C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Training</text:p>
          </table:table-cell>
          <table:table-cell office:value-type="string" calcext:value-type="string">
            <text:p>Testing</text:p>
          </table:table-cell>
        </table:table-row>
        <table:table-row table:style-name="ro1">
          <table:table-cell office:value-type="string" calcext:value-type="string">
            <text:p>Kitchen</text:p>
          </table:table-cell>
          <table:table-cell office:value-type="float" office:value="1646" calcext:value-type="float">
            <text:p>1646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Livingroom</text:p>
          </table:table-cell>
          <table:table-cell office:value-type="float" office:value="1616" calcext:value-type="float">
            <text:p>1616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Bedroom</text:p>
          </table:table-cell>
          <table:table-cell office:value-type="float" office:value="1785" calcext:value-type="float">
            <text:p>1785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float" office:value="4559" calcext:value-type="float">
            <text:p>4559</text:p>
          </table:table-cell>
          <table:table-cell office:value-type="float" office:value="1081" calcext:value-type="float">
            <text:p>1081</text:p>
          </table:table-cell>
        </table:table-row>
      </table:table>
      <table:table table:name="Distribution fair 2" table:style-name="ta1">
        <table:shapes>
          <draw:frame draw:z-index="0" draw:style-name="gr1" draw:text-style-name="P1" svg:width="453.51pt" svg:height="255.09pt" svg:x="295.2pt" svg:y="7.43pt">
            <loext:p draw:notify-on-update-of-ranges="'Distribution fair 2'.A1:'Distribution fair 2'.A1 'Distribution fair 2'.B1:'Distribution fair 2'.C1 'Distribution fair 2'.A2:'Distribution fair 2'.A2 'Distribution fair 2'.B2:'Distribution fair 2'.C2 'Distribution fair 2'.A3:'Distribution fair 2'.A3 'Distribution fair 2'.B3:'Distribution fair 2'.C3 'Distribution fair 2'.A4:'Distribution fair 2'.A4 'Distribution fair 2'.B4:'Distribution fair 2'.C4 'Distribution fair 2'.A5:'Distribution fair 2'.A5 'Distribution fair 2'.B5:'Distribution fair 2'.C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Training</text:p>
          </table:table-cell>
          <table:table-cell office:value-type="string" calcext:value-type="string">
            <text:p>Testing</text:p>
          </table:table-cell>
        </table:table-row>
        <table:table-row table:style-name="ro1">
          <table:table-cell office:value-type="string" calcext:value-type="string">
            <text:p>Kitchen</text:p>
          </table:table-cell>
          <table:table-cell office:value-type="float" office:value="2139" calcext:value-type="float">
            <text:p>2139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Livingroom</text:p>
          </table:table-cell>
          <table:table-cell office:value-type="float" office:value="1536" calcext:value-type="float">
            <text:p>1536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Bedroom</text:p>
          </table:table-cell>
          <table:table-cell office:value-type="float" office:value="2085" calcext:value-type="float">
            <text:p>2085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float" office:value="5313" calcext:value-type="float">
            <text:p>5313</text:p>
          </table:table-cell>
          <table:table-cell office:value-type="float" office:value="1397" calcext:value-type="float">
            <text:p>13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/00/0000</text:date>, <text:time style:data-style-name="N2" text:time-value="11:52:15.7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4:09:51.466000000</meta:creation-date>
    <dc:date>2016-09-30T12:53:21.711000000</dc:date>
    <meta:editing-duration>PT1H6M34S</meta:editing-duration>
    <meta:editing-cycles>13</meta:editing-cycles>
    <meta:generator>LibreOffice/5.2.0.4$Windows_x86 LibreOffice_project/066b007f5ebcc236395c7d282ba488bca6720265</meta:generator>
    <meta:document-statistic meta:table-count="6" meta:cell-count="18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95cm" svg:y="0.316cm" chart:style-name="ch2">
          <text:p>Room Level Occupancy F Results</text:p>
        </chart:title>
        <chart:subtitle svg:x="5.328cm" svg:y="1.302cm" chart:style-name="ch3">
          <text:p>With different prediction period</text:p>
        </chart:subtitle>
        <chart:legend chart:legend-position="end" svg:x="14.663cm" svg:y="3.225cm" style:legend-expansion="high" chart:style-name="ch4"/>
        <chart:plot-area chart:style-name="ch5" table:cell-range-address="F.A1:F.H6" chart:data-source-has-labels="both" svg:x="1.314cm" svg:y="2.155cm" svg:width="13.029cm" svg:height="6.665cm">
          <chartooo:coordinate-region svg:x="2.059cm" svg:y="2.155cm" svg:width="12.284cm" svg:height="4.247cm"/>
          <chart:axis chart:dimension="x" chart:name="primary-x" chart:style-name="ch6" chartooo:axis-type="auto">
            <chartooo:date-scale/>
            <chart:categories table:cell-range-address="F.B1:F.H1"/>
          </chart:axis>
          <chart:axis chart:dimension="y" chart:name="primary-y" chart:style-name="ch7">
            <chart:title svg:x="0.451cm" svg:y="6.144cm" chart:style-name="ch8">
              <text:p>F values</text:p>
            </chart:title>
            <chart:grid chart:style-name="ch9" chart:class="major"/>
          </chart:axis>
          <chart:series chart:style-name="ch10" chart:values-cell-range-address="F.B2:F.H2" chart:label-cell-address="F.A2:F.A2" chart:class="chart:bar">
            <chart:data-point chart:repeated="7"/>
          </chart:series>
          <chart:series chart:style-name="ch11" chart:values-cell-range-address="F.B3:F.H3" chart:label-cell-address="F.A3:F.A3" chart:class="chart:bar">
            <chart:data-point chart:repeated="7"/>
          </chart:series>
          <chart:series chart:style-name="ch12" chart:values-cell-range-address="F.B4:F.H4" chart:label-cell-address="F.A4:F.A4" chart:class="chart:bar">
            <chart:data-point chart:repeated="7"/>
          </chart:series>
          <chart:series chart:style-name="ch13" chart:values-cell-range-address="F.B5:F.H5" chart:label-cell-address="F.A5:F.A5" chart:class="chart:bar">
            <chart:data-point chart:repeated="7"/>
          </chart:series>
          <chart:series chart:style-name="ch14" chart:values-cell-range-address="F.B6:F.H6" chart:label-cell-address="F.A6:F.A6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C RBF</text:p>
                <draw:g>
                  <svg:desc>F.B1:F.H1</svg:desc>
                </draw:g>
              </table:table-cell>
              <table:table-cell office:value-type="string">
                <text:p>KNN 5 Ball</text:p>
              </table:table-cell>
              <table:table-cell office:value-type="string">
                <text:p>KNN 7 Ball</text:p>
              </table:table-cell>
              <table:table-cell office:value-type="string">
                <text:p>KNN 5 KD</text:p>
              </table:table-cell>
              <table:table-cell office:value-type="string">
                <text:p>KNN 7 KD</text:p>
              </table:table-cell>
              <table:table-cell office:value-type="string">
                <text:p>Adaboost</text:p>
              </table:table-cell>
              <table:table-cell office:value-type="string">
                <text:p>Random Forest</text:p>
              </table:table-cell>
            </table:table-row>
          </table:table-header-rows>
          <table:table-rows>
            <table:table-row>
              <table:table-cell office:value-type="string">
                <text:p>60</text:p>
                <draw:g>
                  <svg:desc>F.A2:F.A2</svg:desc>
                </draw:g>
              </table:table-cell>
              <table:table-cell office:value-type="float" office:value="0.660114285714">
                <text:p>0.660114285714</text:p>
                <draw:g>
                  <svg:desc>F.B2:F.H2</svg:desc>
                </draw:g>
              </table:table-cell>
              <table:table-cell office:value-type="float" office:value="0.740705659484">
                <text:p>0.740705659484</text:p>
              </table:table-cell>
              <table:table-cell office:value-type="float" office:value="0.716439688716">
                <text:p>0.716439688716</text:p>
              </table:table-cell>
              <table:table-cell office:value-type="float" office:value="0.740705659484">
                <text:p>0.740705659484</text:p>
              </table:table-cell>
              <table:table-cell office:value-type="float" office:value="0.716439688716">
                <text:p>0.716439688716</text:p>
              </table:table-cell>
              <table:table-cell office:value-type="float" office:value="0.999743260591">
                <text:p>0.999743260591</text:p>
              </table:table-cell>
              <table:table-cell office:value-type="float" office:value="0.987328940699">
                <text:p>0.987328940699</text:p>
              </table:table-cell>
            </table:table-row>
            <table:table-row>
              <table:table-cell office:value-type="string">
                <text:p>120</text:p>
                <draw:g>
                  <svg:desc>F.A3:F.A3</svg:desc>
                </draw:g>
              </table:table-cell>
              <table:table-cell office:value-type="float" office:value="0.59229747676">
                <text:p>0.59229747676</text:p>
                <draw:g>
                  <svg:desc>F.B3:F.H3</svg:desc>
                </draw:g>
              </table:table-cell>
              <table:table-cell office:value-type="float" office:value="0.740705659484">
                <text:p>0.740705659484</text:p>
              </table:table-cell>
              <table:table-cell office:value-type="float" office:value="0.690930098209">
                <text:p>0.690930098209</text:p>
              </table:table-cell>
              <table:table-cell office:value-type="float" office:value="0.677290836653">
                <text:p>0.677290836653</text:p>
              </table:table-cell>
              <table:table-cell office:value-type="float" office:value="0.674796747967">
                <text:p>0.674796747967</text:p>
              </table:table-cell>
              <table:table-cell office:value-type="float" office:value="0.997734994337">
                <text:p>0.997734994337</text:p>
              </table:table-cell>
              <table:table-cell office:value-type="float" office:value="0.969196919692">
                <text:p>0.969196919692</text:p>
              </table:table-cell>
            </table:table-row>
            <table:table-row>
              <table:table-cell office:value-type="string">
                <text:p>300</text:p>
                <draw:g>
                  <svg:desc>F.A4:F.A4</svg:desc>
                </draw:g>
              </table:table-cell>
              <table:table-cell office:value-type="float" office:value="0.590504451039">
                <text:p>0.590504451039</text:p>
                <draw:g>
                  <svg:desc>F.B4:F.H4</svg:desc>
                </draw:g>
              </table:table-cell>
              <table:table-cell office:value-type="float" office:value="0.683116883117">
                <text:p>0.683116883117</text:p>
              </table:table-cell>
              <table:table-cell office:value-type="float" office:value="0.700653594771">
                <text:p>0.700653594771</text:p>
              </table:table-cell>
              <table:table-cell office:value-type="float" office:value="0.683116883117">
                <text:p>0.683116883117</text:p>
              </table:table-cell>
              <table:table-cell office:value-type="float" office:value="0.700653594771">
                <text:p>0.700653594771</text:p>
              </table:table-cell>
              <table:table-cell office:value-type="float" office:value="0.998781973203">
                <text:p>0.998781973203</text:p>
              </table:table-cell>
              <table:table-cell office:value-type="float" office:value="0.965352449223">
                <text:p>0.965352449223</text:p>
              </table:table-cell>
            </table:table-row>
            <table:table-row>
              <table:table-cell office:value-type="string">
                <text:p>600</text:p>
                <draw:g>
                  <svg:desc>F.A5:F.A5</svg:desc>
                </draw:g>
              </table:table-cell>
              <table:table-cell office:value-type="float" office:value="0.513595166163">
                <text:p>0.513595166163</text:p>
                <draw:g>
                  <svg:desc>F.B5:F.H5</svg:desc>
                </draw:g>
              </table:table-cell>
              <table:table-cell office:value-type="float" office:value="0.615776081425">
                <text:p>0.615776081425</text:p>
              </table:table-cell>
              <table:table-cell office:value-type="float" office:value="0.639386189258">
                <text:p>0.639386189258</text:p>
              </table:table-cell>
              <table:table-cell office:value-type="float" office:value="0.615776081425">
                <text:p>0.615776081425</text:p>
              </table:table-cell>
              <table:table-cell office:value-type="float" office:value="0.639386189258">
                <text:p>0.639386189258</text:p>
              </table:table-cell>
              <table:table-cell office:value-type="float" office:value="0.997742663657">
                <text:p>0.997742663657</text:p>
              </table:table-cell>
              <table:table-cell office:value-type="float" office:value="0.992700729927">
                <text:p>0.992700729927</text:p>
              </table:table-cell>
            </table:table-row>
            <table:table-row>
              <table:table-cell office:value-type="string">
                <text:p>900</text:p>
                <draw:g>
                  <svg:desc>F.A6:F.A6</svg:desc>
                </draw:g>
              </table:table-cell>
              <table:table-cell office:value-type="float" office:value="0.768292682927">
                <text:p>0.768292682927</text:p>
                <draw:g>
                  <svg:desc>F.B6:F.H6</svg:desc>
                </draw:g>
              </table:table-cell>
              <table:table-cell office:value-type="float" office:value="0.747603833866">
                <text:p>0.747603833866</text:p>
              </table:table-cell>
              <table:table-cell office:value-type="float" office:value="0.772151898734">
                <text:p>0.772151898734</text:p>
              </table:table-cell>
              <table:table-cell office:value-type="float" office:value="0.747603833866">
                <text:p>0.747603833866</text:p>
              </table:table-cell>
              <table:table-cell office:value-type="float" office:value="0.772151898734">
                <text:p>0.772151898734</text:p>
              </table:table-cell>
              <table:table-cell office:value-type="float" office:value="0.997050147493">
                <text:p>0.997050147493</text:p>
              </table:table-cell>
              <table:table-cell office:value-type="float" office:value="0.988304093567">
                <text:p>0.9883040935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01cm" svg:y="0.316cm" chart:style-name="ch2">
          <text:p>Room Level Occupancy Recall Results</text:p>
        </chart:title>
        <chart:subtitle svg:x="5.328cm" svg:y="1.302cm" chart:style-name="ch3">
          <text:p>With different prediction period</text:p>
        </chart:subtitle>
        <chart:legend chart:legend-position="end" svg:x="14.663cm" svg:y="3.225cm" style:legend-expansion="high" chart:style-name="ch4"/>
        <chart:plot-area chart:style-name="ch5" table:cell-range-address="Recall.A1:Recall.H6" chart:data-source-has-labels="both" svg:x="1.314cm" svg:y="2.155cm" svg:width="13.029cm" svg:height="6.665cm">
          <chartooo:coordinate-region svg:x="2.059cm" svg:y="2.155cm" svg:width="12.284cm" svg:height="4.247cm"/>
          <chart:axis chart:dimension="x" chart:name="primary-x" chart:style-name="ch6" chartooo:axis-type="auto">
            <chartooo:date-scale/>
            <chart:categories table:cell-range-address="Recall.B1:Recall.H1"/>
          </chart:axis>
          <chart:axis chart:dimension="y" chart:name="primary-y" chart:style-name="ch7">
            <chart:title svg:x="0.451cm" svg:y="6.488cm" chart:style-name="ch8">
              <text:p>Recall values</text:p>
            </chart:title>
            <chart:grid chart:style-name="ch9" chart:class="major"/>
          </chart:axis>
          <chart:series chart:style-name="ch10" chart:values-cell-range-address="Recall.B2:Recall.H2" chart:label-cell-address="Recall.A2:Recall.A2" chart:class="chart:bar">
            <chart:data-point chart:repeated="7"/>
          </chart:series>
          <chart:series chart:style-name="ch11" chart:values-cell-range-address="Recall.B3:Recall.H3" chart:label-cell-address="Recall.A3:Recall.A3" chart:class="chart:bar">
            <chart:data-point chart:repeated="7"/>
          </chart:series>
          <chart:series chart:style-name="ch12" chart:values-cell-range-address="Recall.B4:Recall.H4" chart:label-cell-address="Recall.A4:Recall.A4" chart:class="chart:bar">
            <chart:data-point chart:repeated="7"/>
          </chart:series>
          <chart:series chart:style-name="ch13" chart:values-cell-range-address="Recall.B5:Recall.H5" chart:label-cell-address="Recall.A5:Recall.A5" chart:class="chart:bar">
            <chart:data-point chart:repeated="7"/>
          </chart:series>
          <chart:series chart:style-name="ch14" chart:values-cell-range-address="Recall.B6:Recall.H6" chart:label-cell-address="Recall.A6:Recall.A6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C RBF</text:p>
                <draw:g>
                  <svg:desc>Recall.B1:Recall.H1</svg:desc>
                </draw:g>
              </table:table-cell>
              <table:table-cell office:value-type="string">
                <text:p>KNN 5 Ball</text:p>
              </table:table-cell>
              <table:table-cell office:value-type="string">
                <text:p>KNN 7 Ball</text:p>
              </table:table-cell>
              <table:table-cell office:value-type="string">
                <text:p>KNN 5 KD</text:p>
              </table:table-cell>
              <table:table-cell office:value-type="string">
                <text:p>KNN 7 KD</text:p>
              </table:table-cell>
              <table:table-cell office:value-type="string">
                <text:p>Adaboost</text:p>
              </table:table-cell>
              <table:table-cell office:value-type="string">
                <text:p>Random Forest</text:p>
              </table:table-cell>
            </table:table-row>
          </table:table-header-rows>
          <table:table-rows>
            <table:table-row>
              <table:table-cell office:value-type="string">
                <text:p>60</text:p>
                <draw:g>
                  <svg:desc>Recall.A2:Recall.A2</svg:desc>
                </draw:g>
              </table:table-cell>
              <table:table-cell office:value-type="float" office:value="0.741273100616">
                <text:p>0.741273100616</text:p>
                <draw:g>
                  <svg:desc>Recall.B2:Recall.H2</svg:desc>
                </draw:g>
              </table:table-cell>
              <table:table-cell office:value-type="float" office:value="0.802874743326">
                <text:p>0.802874743326</text:p>
              </table:table-cell>
              <table:table-cell office:value-type="float" office:value="0.756160164271">
                <text:p>0.756160164271</text:p>
              </table:table-cell>
              <table:table-cell office:value-type="float" office:value="0.802874743326">
                <text:p>0.802874743326</text:p>
              </table:table-cell>
              <table:table-cell office:value-type="float" office:value="0.756160164271">
                <text:p>0.756160164271</text:p>
              </table:table-cell>
              <table:table-cell office:value-type="float" office:value="0.999486652977">
                <text:p>0.9994866529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  <draw:g>
                  <svg:desc>Recall.A3:Recall.A3</svg:desc>
                </draw:g>
              </table:table-cell>
              <table:table-cell office:value-type="float" office:value="0.50395480226">
                <text:p>0.50395480226</text:p>
                <draw:g>
                  <svg:desc>Recall.B3:Recall.H3</svg:desc>
                </draw:g>
              </table:table-cell>
              <table:table-cell office:value-type="float" office:value="0.679245283019">
                <text:p>0.679245283019</text:p>
              </table:table-cell>
              <table:table-cell office:value-type="float" office:value="0.663706992231">
                <text:p>0.663706992231</text:p>
              </table:table-cell>
              <table:table-cell office:value-type="float" office:value="0.672316384181">
                <text:p>0.672316384181</text:p>
              </table:table-cell>
              <table:table-cell office:value-type="float" office:value="0.656497175141">
                <text:p>0.656497175141</text:p>
              </table:table-cell>
              <table:table-cell office:value-type="float" office:value="0.995480225989">
                <text:p>0.995480225989</text:p>
              </table:table-cell>
              <table:table-cell office:value-type="float" office:value="0.995480225989">
                <text:p>0.995480225989</text:p>
              </table:table-cell>
            </table:table-row>
            <table:table-row>
              <table:table-cell office:value-type="string">
                <text:p>300</text:p>
                <draw:g>
                  <svg:desc>Recall.A4:Recall.A4</svg:desc>
                </draw:g>
              </table:table-cell>
              <table:table-cell office:value-type="float" office:value="0.484184914842">
                <text:p>0.484184914842</text:p>
                <draw:g>
                  <svg:desc>Recall.B4:Recall.H4</svg:desc>
                </draw:g>
              </table:table-cell>
              <table:table-cell office:value-type="float" office:value="0.639902676399">
                <text:p>0.639902676399</text:p>
              </table:table-cell>
              <table:table-cell office:value-type="float" office:value="0.652068126521">
                <text:p>0.652068126521</text:p>
              </table:table-cell>
              <table:table-cell office:value-type="float" office:value="0.639902676399">
                <text:p>0.639902676399</text:p>
              </table:table-cell>
              <table:table-cell office:value-type="float" office:value="0.652068126521">
                <text:p>0.652068126521</text:p>
              </table:table-cell>
              <table:table-cell office:value-type="float" office:value="0.997566909976">
                <text:p>0.997566909976</text:p>
              </table:table-cell>
              <table:table-cell office:value-type="float" office:value="0.98296836983">
                <text:p>0.98296836983</text:p>
              </table:table-cell>
            </table:table-row>
            <table:table-row>
              <table:table-cell office:value-type="string">
                <text:p>600</text:p>
                <draw:g>
                  <svg:desc>Recall.A5:Recall.A5</svg:desc>
                </draw:g>
              </table:table-cell>
              <table:table-cell office:value-type="float" office:value="0.410628019324">
                <text:p>0.410628019324</text:p>
                <draw:g>
                  <svg:desc>Recall.B5:Recall.H5</svg:desc>
                </draw:g>
              </table:table-cell>
              <table:table-cell office:value-type="float" office:value="0.545045045045">
                <text:p>0.545045045045</text:p>
              </table:table-cell>
              <table:table-cell office:value-type="float" office:value="0.6038647343">
                <text:p>0.6038647343</text:p>
              </table:table-cell>
              <table:table-cell office:value-type="float" office:value="0.545045045045">
                <text:p>0.545045045045</text:p>
              </table:table-cell>
              <table:table-cell office:value-type="float" office:value="0.6038647343">
                <text:p>0.6038647343</text:p>
              </table:table-cell>
              <table:table-cell office:value-type="float" office:value="0.995495495495">
                <text:p>0.995495495495</text:p>
              </table:table-cell>
              <table:table-cell office:value-type="float" office:value="0.985507246377">
                <text:p>0.985507246377</text:p>
              </table:table-cell>
            </table:table-row>
            <table:table-row>
              <table:table-cell office:value-type="string">
                <text:p>900</text:p>
                <draw:g>
                  <svg:desc>Recall.A6:Recall.A6</svg:desc>
                </draw:g>
              </table:table-cell>
              <table:table-cell office:value-type="float" office:value="0.745562130178">
                <text:p>0.745562130178</text:p>
                <draw:g>
                  <svg:desc>Recall.B6:Recall.H6</svg:desc>
                </draw:g>
              </table:table-cell>
              <table:table-cell office:value-type="float" office:value="0.692307692308">
                <text:p>0.692307692308</text:p>
              </table:table-cell>
              <table:table-cell office:value-type="float" office:value="0.721893491124">
                <text:p>0.721893491124</text:p>
              </table:table-cell>
              <table:table-cell office:value-type="float" office:value="0.692307692308">
                <text:p>0.692307692308</text:p>
              </table:table-cell>
              <table:table-cell office:value-type="float" office:value="0.721893491124">
                <text:p>0.7218934911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01cm" svg:y="0.316cm" chart:style-name="ch2">
          <text:p>Room Level Occupancy Precision Results</text:p>
        </chart:title>
        <chart:subtitle svg:x="5.328cm" svg:y="1.302cm" chart:style-name="ch3">
          <text:p>With different prediction period</text:p>
        </chart:subtitle>
        <chart:legend chart:legend-position="end" svg:x="14.663cm" svg:y="3.225cm" style:legend-expansion="high" chart:style-name="ch4"/>
        <chart:plot-area chart:style-name="ch5" table:cell-range-address="Precision.A1:Precision.H6" chart:data-source-has-labels="both" svg:x="1.314cm" svg:y="2.155cm" svg:width="13.029cm" svg:height="6.665cm">
          <chartooo:coordinate-region svg:x="2.059cm" svg:y="2.155cm" svg:width="12.284cm" svg:height="4.247cm"/>
          <chart:axis chart:dimension="x" chart:name="primary-x" chart:style-name="ch6" chartooo:axis-type="auto">
            <chartooo:date-scale/>
            <chart:categories table:cell-range-address="Precision.B1:Precision.H1"/>
          </chart:axis>
          <chart:axis chart:dimension="y" chart:name="primary-y" chart:style-name="ch7">
            <chart:title svg:x="0.451cm" svg:y="6.7cm" chart:style-name="ch8">
              <text:p>Precision values</text:p>
            </chart:title>
            <chart:grid chart:style-name="ch9" chart:class="major"/>
          </chart:axis>
          <chart:series chart:style-name="ch10" chart:values-cell-range-address="Precision.B2:Precision.H2" chart:label-cell-address="Precision.A2:Precision.A2" chart:class="chart:bar">
            <chart:data-point chart:repeated="7"/>
          </chart:series>
          <chart:series chart:style-name="ch11" chart:values-cell-range-address="Precision.B3:Precision.H3" chart:label-cell-address="Precision.A3:Precision.A3" chart:class="chart:bar">
            <chart:data-point chart:repeated="7"/>
          </chart:series>
          <chart:series chart:style-name="ch12" chart:values-cell-range-address="Precision.B4:Precision.H4" chart:label-cell-address="Precision.A4:Precision.A4" chart:class="chart:bar">
            <chart:data-point chart:repeated="7"/>
          </chart:series>
          <chart:series chart:style-name="ch13" chart:values-cell-range-address="Precision.B5:Precision.H5" chart:label-cell-address="Precision.A5:Precision.A5" chart:class="chart:bar">
            <chart:data-point chart:repeated="7"/>
          </chart:series>
          <chart:series chart:style-name="ch14" chart:values-cell-range-address="Precision.B6:Precision.H6" chart:label-cell-address="Precision.A6:Precision.A6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C RBF</text:p>
                <draw:g>
                  <svg:desc>Precision.B1:Precision.H1</svg:desc>
                </draw:g>
              </table:table-cell>
              <table:table-cell office:value-type="string">
                <text:p>KNN 5 Ball</text:p>
              </table:table-cell>
              <table:table-cell office:value-type="string">
                <text:p>KNN 7 Ball</text:p>
              </table:table-cell>
              <table:table-cell office:value-type="string">
                <text:p>KNN 5 KD</text:p>
              </table:table-cell>
              <table:table-cell office:value-type="string">
                <text:p>KNN 7 KD</text:p>
              </table:table-cell>
              <table:table-cell office:value-type="string">
                <text:p>Adaboost</text:p>
              </table:table-cell>
              <table:table-cell office:value-type="string">
                <text:p>Random Forest</text:p>
              </table:table-cell>
            </table:table-row>
          </table:table-header-rows>
          <table:table-rows>
            <table:table-row>
              <table:table-cell office:value-type="string">
                <text:p>60</text:p>
                <draw:g>
                  <svg:desc>Precision.A2:Precision.A2</svg:desc>
                </draw:g>
              </table:table-cell>
              <table:table-cell office:value-type="float" office:value="0.594973217965">
                <text:p>0.594973217965</text:p>
                <draw:g>
                  <svg:desc>Precision.B2:Precision.H2</svg:desc>
                </draw:g>
              </table:table-cell>
              <table:table-cell office:value-type="float" office:value="0.687472527473">
                <text:p>0.687472527473</text:p>
              </table:table-cell>
              <table:table-cell office:value-type="float" office:value="0.680683918669">
                <text:p>0.680683918669</text:p>
              </table:table-cell>
              <table:table-cell office:value-type="float" office:value="0.687472527473">
                <text:p>0.687472527473</text:p>
              </table:table-cell>
              <table:table-cell office:value-type="float" office:value="0.680683918669">
                <text:p>0.680683918669</text:p>
              </table:table-cell>
              <table:table-cell office:value-type="float" office:value="1">
                <text:p>1</text:p>
              </table:table-cell>
              <table:table-cell office:value-type="float" office:value="0.974974974975">
                <text:p>0.974974974975</text:p>
              </table:table-cell>
            </table:table-row>
            <table:table-row>
              <table:table-cell office:value-type="string">
                <text:p>120</text:p>
                <draw:g>
                  <svg:desc>Precision.A3:Precision.A3</svg:desc>
                </draw:g>
              </table:table-cell>
              <table:table-cell office:value-type="float" office:value="0.718196457327">
                <text:p>0.718196457327</text:p>
                <draw:g>
                  <svg:desc>Precision.B3:Precision.H3</svg:desc>
                </draw:g>
              </table:table-cell>
              <table:table-cell office:value-type="float" office:value="0.706697459584">
                <text:p>0.706697459584</text:p>
              </table:table-cell>
              <table:table-cell office:value-type="float" office:value="0.720481927711">
                <text:p>0.720481927711</text:p>
              </table:table-cell>
              <table:table-cell office:value-type="float" office:value="0.682339449541">
                <text:p>0.682339449541</text:p>
              </table:table-cell>
              <table:table-cell office:value-type="float" office:value="0.694145758662">
                <text:p>0.694145758662</text:p>
              </table:table-cell>
              <table:table-cell office:value-type="float" office:value="1">
                <text:p>1</text:p>
              </table:table-cell>
              <table:table-cell office:value-type="float" office:value="0.944265809218">
                <text:p>0.944265809218</text:p>
              </table:table-cell>
            </table:table-row>
            <table:table-row>
              <table:table-cell office:value-type="string">
                <text:p>300</text:p>
                <draw:g>
                  <svg:desc>Precision.A4:Precision.A4</svg:desc>
                </draw:g>
              </table:table-cell>
              <table:table-cell office:value-type="float" office:value="0.756653992395">
                <text:p>0.756653992395</text:p>
                <draw:g>
                  <svg:desc>Precision.B4:Precision.H4</svg:desc>
                </draw:g>
              </table:table-cell>
              <table:table-cell office:value-type="float" office:value="0.732590529248">
                <text:p>0.732590529248</text:p>
              </table:table-cell>
              <table:table-cell office:value-type="float" office:value="0.757062146893">
                <text:p>0.757062146893</text:p>
              </table:table-cell>
              <table:table-cell office:value-type="float" office:value="0.732590529248">
                <text:p>0.732590529248</text:p>
              </table:table-cell>
              <table:table-cell office:value-type="float" office:value="0.757062146893">
                <text:p>0.757062146893</text:p>
              </table:table-cell>
              <table:table-cell office:value-type="float" office:value="1">
                <text:p>1</text:p>
              </table:table-cell>
              <table:table-cell office:value-type="float" office:value="0.948356807512">
                <text:p>0.948356807512</text:p>
              </table:table-cell>
            </table:table-row>
            <table:table-row>
              <table:table-cell office:value-type="string">
                <text:p>600</text:p>
                <draw:g>
                  <svg:desc>Precision.A5:Precision.A5</svg:desc>
                </draw:g>
              </table:table-cell>
              <table:table-cell office:value-type="float" office:value="0.685483870968">
                <text:p>0.685483870968</text:p>
                <draw:g>
                  <svg:desc>Precision.B5:Precision.H5</svg:desc>
                </draw:g>
              </table:table-cell>
              <table:table-cell office:value-type="float" office:value="0.707602339181">
                <text:p>0.707602339181</text:p>
              </table:table-cell>
              <table:table-cell office:value-type="float" office:value="0.679347826087">
                <text:p>0.679347826087</text:p>
              </table:table-cell>
              <table:table-cell office:value-type="float" office:value="0.707602339181">
                <text:p>0.707602339181</text:p>
              </table:table-cell>
              <table:table-cell office:value-type="float" office:value="0.679347826087">
                <text:p>0.6793478260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0</text:p>
                <draw:g>
                  <svg:desc>Precision.A6:Precision.A6</svg:desc>
                </draw:g>
              </table:table-cell>
              <table:table-cell office:value-type="float" office:value="0.792452830189">
                <text:p>0.792452830189</text:p>
                <draw:g>
                  <svg:desc>Precision.B6:Precision.H6</svg:desc>
                </draw:g>
              </table:table-cell>
              <table:table-cell office:value-type="float" office:value="0.8125">
                <text:p>0.8125</text:p>
              </table:table-cell>
              <table:table-cell office:value-type="float" office:value="0.829931972789">
                <text:p>0.829931972789</text:p>
              </table:table-cell>
              <table:table-cell office:value-type="float" office:value="0.8125">
                <text:p>0.8125</text:p>
              </table:table-cell>
              <table:table-cell office:value-type="float" office:value="0.829931972789">
                <text:p>0.829931972789</text:p>
              </table:table-cell>
              <table:table-cell office:value-type="float" office:value="0.994117647059">
                <text:p>0.994117647059</text:p>
              </table:table-cell>
              <table:table-cell office:value-type="float" office:value="0.976878612717">
                <text:p>0.9768786127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59cm" svg:y="0.316cm" chart:style-name="ch2">
          <text:p>Ground Truth Distribution</text:p>
        </chart:title>
        <chart:subtitle svg:x="2.127cm" svg:y="1.302cm" chart:style-name="ch3">
          <text:p>Training 02/06/2012 to 09/06/2012, testing 10/06/2012 to 11/06/2012</text:p>
        </chart:subtitle>
        <chart:legend chart:legend-position="end" svg:x="13.587cm" svg:y="3.47cm" style:legend-expansion="high" chart:style-name="ch4"/>
        <chart:plot-area chart:style-name="ch5" table:cell-range-address="Distribution.A1:Distribution.C5" chart:data-source-has-labels="both" svg:x="1.314cm" svg:y="2.155cm" svg:width="11.953cm" svg:height="5.701cm">
          <chartooo:coordinate-region svg:x="2.341cm" svg:y="2.35cm" svg:width="10.926cm" svg:height="4.867cm"/>
          <chart:axis chart:dimension="x" chart:name="primary-x" chart:style-name="ch6" chartooo:axis-type="auto">
            <chartooo:date-scale/>
            <chart:title svg:x="6.686cm" svg:y="8.037cm" chart:style-name="ch7">
              <text:p>Dataset</text:p>
            </chart:title>
            <chart:categories table:cell-range-address="Distribution.B1:Distribution.C1"/>
          </chart:axis>
          <chart:axis chart:dimension="y" chart:name="primary-y" chart:style-name="ch8">
            <chart:title svg:x="0.451cm" svg:y="6.597cm" chart:style-name="ch9">
              <text:p>Number of occupancy</text:p>
            </chart:title>
            <chart:grid chart:style-name="ch10" chart:class="major"/>
          </chart:axis>
          <chart:series chart:style-name="ch11" chart:values-cell-range-address="Distribution.B2:Distribution.C2" chart:label-cell-address="Distribution.A2:Distribution.A2" chart:class="chart:bar">
            <chart:data-point chart:repeated="2"/>
          </chart:series>
          <chart:series chart:style-name="ch12" chart:values-cell-range-address="Distribution.B3:Distribution.C3" chart:label-cell-address="Distribution.A3:Distribution.A3" chart:class="chart:bar">
            <chart:data-point chart:repeated="2"/>
          </chart:series>
          <chart:series chart:style-name="ch13" chart:values-cell-range-address="Distribution.B4:Distribution.C4" chart:label-cell-address="Distribution.A4:Distribution.A4" chart:class="chart:bar">
            <chart:data-point chart:repeated="2"/>
          </chart:series>
          <chart:series chart:style-name="ch14" chart:values-cell-range-address="Distribution.B5:Distribution.C5" chart:label-cell-address="Distribution.A5:Distribution.A5" chart:class="chart:ba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</text:p>
                <draw:g>
                  <svg:desc>Distribution.B1:Distribution.C1</svg:desc>
                </draw:g>
              </table:table-cell>
              <table:table-cell office:value-type="string">
                <text:p>Testing</text:p>
              </table:table-cell>
            </table:table-row>
          </table:table-header-rows>
          <table:table-rows>
            <table:table-row>
              <table:table-cell office:value-type="string">
                <text:p>Kitchen</text:p>
                <draw:g>
                  <svg:desc>Distribution.A2:Distribution.A2</svg:desc>
                </draw:g>
              </table:table-cell>
              <table:table-cell office:value-type="float" office:value="1473">
                <text:p>1473</text:p>
                <draw:g>
                  <svg:desc>Distribution.B2:Distribution.C2</svg:desc>
                </draw:g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Livingroom</text:p>
                <draw:g>
                  <svg:desc>Distribution.A3:Distribution.A3</svg:desc>
                </draw:g>
              </table:table-cell>
              <table:table-cell office:value-type="float" office:value="1533">
                <text:p>1533</text:p>
                <draw:g>
                  <svg:desc>Distribution.B3:Distribution.C3</svg:desc>
                </draw:g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Bedroom</text:p>
                <draw:g>
                  <svg:desc>Distribution.A4:Distribution.A4</svg:desc>
                </draw:g>
              </table:table-cell>
              <table:table-cell office:value-type="float" office:value="4667">
                <text:p>4667</text:p>
                <draw:g>
                  <svg:desc>Distribution.B4:Distribution.C4</svg:desc>
                </draw:g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House</text:p>
                <draw:g>
                  <svg:desc>Distribution.A5:Distribution.A5</svg:desc>
                </draw:g>
              </table:table-cell>
              <table:table-cell office:value-type="float" office:value="4667">
                <text:p>4667</text:p>
                <draw:g>
                  <svg:desc>Distribution.B5:Distribution.C5</svg:desc>
                </draw:g>
              </table:table-cell>
              <table:table-cell office:value-type="float" office:value="1920">
                <text:p>192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59cm" svg:y="0.316cm" chart:style-name="ch2">
          <text:p>Ground Truth Distribution</text:p>
        </chart:title>
        <chart:subtitle svg:x="0.76cm" svg:y="1.302cm" chart:style-name="ch3">
          <text:p>Training 28/06/2012 and 20/07/2012 to 25/07/2012, testing 30/06/2012 to 01/07/2012</text:p>
        </chart:subtitle>
        <chart:legend chart:legend-position="end" svg:x="13.587cm" svg:y="3.47cm" style:legend-expansion="high" chart:style-name="ch4"/>
        <chart:plot-area chart:style-name="ch5" table:cell-range-address="'Distribution fair'.A1:'Distribution fair'.C5" chart:data-source-has-labels="both" svg:x="1.314cm" svg:y="2.155cm" svg:width="11.953cm" svg:height="5.701cm">
          <chartooo:coordinate-region svg:x="2.341cm" svg:y="2.35cm" svg:width="10.926cm" svg:height="4.867cm"/>
          <chart:axis chart:dimension="x" chart:name="primary-x" chart:style-name="ch6" chartooo:axis-type="auto">
            <chartooo:date-scale/>
            <chart:title svg:x="6.686cm" svg:y="8.037cm" chart:style-name="ch7">
              <text:p>Dataset</text:p>
            </chart:title>
            <chart:categories table:cell-range-address="'Distribution fair'.B1:'Distribution fair'.C1"/>
          </chart:axis>
          <chart:axis chart:dimension="y" chart:name="primary-y" chart:style-name="ch8">
            <chart:title svg:x="0.451cm" svg:y="6.597cm" chart:style-name="ch9">
              <text:p>Number of occupancy</text:p>
            </chart:title>
            <chart:grid chart:style-name="ch10" chart:class="major"/>
          </chart:axis>
          <chart:series chart:style-name="ch11" chart:values-cell-range-address="'Distribution fair'.B2:'Distribution fair'.C2" chart:label-cell-address="'Distribution fair'.A2:'Distribution fair'.A2" chart:class="chart:bar">
            <chart:data-point chart:repeated="2"/>
          </chart:series>
          <chart:series chart:style-name="ch12" chart:values-cell-range-address="'Distribution fair'.B3:'Distribution fair'.C3" chart:label-cell-address="'Distribution fair'.A3:'Distribution fair'.A3" chart:class="chart:bar">
            <chart:data-point chart:repeated="2"/>
          </chart:series>
          <chart:series chart:style-name="ch13" chart:values-cell-range-address="'Distribution fair'.B4:'Distribution fair'.C4" chart:label-cell-address="'Distribution fair'.A4:'Distribution fair'.A4" chart:class="chart:bar">
            <chart:data-point chart:repeated="2"/>
          </chart:series>
          <chart:series chart:style-name="ch14" chart:values-cell-range-address="'Distribution fair'.B5:'Distribution fair'.C5" chart:label-cell-address="'Distribution fair'.A5:'Distribution fair'.A5" chart:class="chart:ba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</text:p>
                <draw:g>
                  <svg:desc>'Distribution fair'.B1:'Distribution fair'.C1</svg:desc>
                </draw:g>
              </table:table-cell>
              <table:table-cell office:value-type="string">
                <text:p>Testing</text:p>
              </table:table-cell>
            </table:table-row>
          </table:table-header-rows>
          <table:table-rows>
            <table:table-row>
              <table:table-cell office:value-type="string">
                <text:p>Kitchen</text:p>
                <draw:g>
                  <svg:desc>'Distribution fair'.A2:'Distribution fair'.A2</svg:desc>
                </draw:g>
              </table:table-cell>
              <table:table-cell office:value-type="float" office:value="1646">
                <text:p>1646</text:p>
                <draw:g>
                  <svg:desc>'Distribution fair'.B2:'Distribution fair'.C2</svg:desc>
                </draw:g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Livingroom</text:p>
                <draw:g>
                  <svg:desc>'Distribution fair'.A3:'Distribution fair'.A3</svg:desc>
                </draw:g>
              </table:table-cell>
              <table:table-cell office:value-type="float" office:value="1616">
                <text:p>1616</text:p>
                <draw:g>
                  <svg:desc>'Distribution fair'.B3:'Distribution fair'.C3</svg:desc>
                </draw:g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Bedroom</text:p>
                <draw:g>
                  <svg:desc>'Distribution fair'.A4:'Distribution fair'.A4</svg:desc>
                </draw:g>
              </table:table-cell>
              <table:table-cell office:value-type="float" office:value="1785">
                <text:p>1785</text:p>
                <draw:g>
                  <svg:desc>'Distribution fair'.B4:'Distribution fair'.C4</svg:desc>
                </draw:g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House</text:p>
                <draw:g>
                  <svg:desc>'Distribution fair'.A5:'Distribution fair'.A5</svg:desc>
                </draw:g>
              </table:table-cell>
              <table:table-cell office:value-type="float" office:value="4559">
                <text:p>4559</text:p>
                <draw:g>
                  <svg:desc>'Distribution fair'.B5:'Distribution fair'.C5</svg:desc>
                </draw:g>
              </table:table-cell>
              <table:table-cell office:value-type="float" office:value="1081">
                <text:p>10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59cm" svg:y="0.316cm" chart:style-name="ch2">
          <text:p>Ground Truth Distribution</text:p>
        </chart:title>
        <chart:subtitle svg:x="2.338cm" svg:y="1.302cm" chart:style-name="ch3">
          <text:p>Training 28/06/2012 to 08/07/2012, testing 15/8/2012 to 17/8/2012</text:p>
        </chart:subtitle>
        <chart:legend chart:legend-position="end" svg:x="13.587cm" svg:y="3.47cm" style:legend-expansion="high" chart:style-name="ch4"/>
        <chart:plot-area chart:style-name="ch5" table:cell-range-address="'Distribution fair 2'.A1:'Distribution fair 2'.C5" chart:data-source-has-labels="both" svg:x="1.314cm" svg:y="2.155cm" svg:width="11.953cm" svg:height="5.701cm">
          <chartooo:coordinate-region svg:x="2.341cm" svg:y="2.35cm" svg:width="10.926cm" svg:height="4.867cm"/>
          <chart:axis chart:dimension="x" chart:name="primary-x" chart:style-name="ch6" chartooo:axis-type="auto">
            <chartooo:date-scale/>
            <chart:title svg:x="6.686cm" svg:y="8.037cm" chart:style-name="ch7">
              <text:p>Dataset</text:p>
            </chart:title>
            <chart:categories table:cell-range-address="'Distribution fair 2'.B1:'Distribution fair 2'.C1"/>
          </chart:axis>
          <chart:axis chart:dimension="y" chart:name="primary-y" chart:style-name="ch8">
            <chart:title svg:x="0.451cm" svg:y="6.597cm" chart:style-name="ch9">
              <text:p>Number of occupancy</text:p>
            </chart:title>
            <chart:grid chart:style-name="ch10" chart:class="major"/>
          </chart:axis>
          <chart:series chart:style-name="ch11" chart:values-cell-range-address="'Distribution fair 2'.B2:'Distribution fair 2'.C2" chart:label-cell-address="'Distribution fair 2'.A2:'Distribution fair 2'.A2" chart:class="chart:bar">
            <chart:data-point chart:repeated="2"/>
          </chart:series>
          <chart:series chart:style-name="ch12" chart:values-cell-range-address="'Distribution fair 2'.B3:'Distribution fair 2'.C3" chart:label-cell-address="'Distribution fair 2'.A3:'Distribution fair 2'.A3" chart:class="chart:bar">
            <chart:data-point chart:repeated="2"/>
          </chart:series>
          <chart:series chart:style-name="ch13" chart:values-cell-range-address="'Distribution fair 2'.B4:'Distribution fair 2'.C4" chart:label-cell-address="'Distribution fair 2'.A4:'Distribution fair 2'.A4" chart:class="chart:bar">
            <chart:data-point chart:repeated="2"/>
          </chart:series>
          <chart:series chart:style-name="ch14" chart:values-cell-range-address="'Distribution fair 2'.B5:'Distribution fair 2'.C5" chart:label-cell-address="'Distribution fair 2'.A5:'Distribution fair 2'.A5" chart:class="chart:ba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</text:p>
                <draw:g>
                  <svg:desc>'Distribution fair 2'.B1:'Distribution fair 2'.C1</svg:desc>
                </draw:g>
              </table:table-cell>
              <table:table-cell office:value-type="string">
                <text:p>Testing</text:p>
              </table:table-cell>
            </table:table-row>
          </table:table-header-rows>
          <table:table-rows>
            <table:table-row>
              <table:table-cell office:value-type="string">
                <text:p>Kitchen</text:p>
                <draw:g>
                  <svg:desc>'Distribution fair 2'.A2:'Distribution fair 2'.A2</svg:desc>
                </draw:g>
              </table:table-cell>
              <table:table-cell office:value-type="float" office:value="2139">
                <text:p>2139</text:p>
                <draw:g>
                  <svg:desc>'Distribution fair 2'.B2:'Distribution fair 2'.C2</svg:desc>
                </draw:g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Livingroom</text:p>
                <draw:g>
                  <svg:desc>'Distribution fair 2'.A3:'Distribution fair 2'.A3</svg:desc>
                </draw:g>
              </table:table-cell>
              <table:table-cell office:value-type="float" office:value="1536">
                <text:p>1536</text:p>
                <draw:g>
                  <svg:desc>'Distribution fair 2'.B3:'Distribution fair 2'.C3</svg:desc>
                </draw:g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Bedroom</text:p>
                <draw:g>
                  <svg:desc>'Distribution fair 2'.A4:'Distribution fair 2'.A4</svg:desc>
                </draw:g>
              </table:table-cell>
              <table:table-cell office:value-type="float" office:value="2085">
                <text:p>2085</text:p>
                <draw:g>
                  <svg:desc>'Distribution fair 2'.B4:'Distribution fair 2'.C4</svg:desc>
                </draw:g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House</text:p>
                <draw:g>
                  <svg:desc>'Distribution fair 2'.A5:'Distribution fair 2'.A5</svg:desc>
                </draw:g>
              </table:table-cell>
              <table:table-cell office:value-type="float" office:value="5313">
                <text:p>5313</text:p>
                <draw:g>
                  <svg:desc>'Distribution fair 2'.B5:'Distribution fair 2'.C5</svg:desc>
                </draw:g>
              </table:table-cell>
              <table:table-cell office:value-type="float" office:value="1397">
                <text:p>139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